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68cm"/>
    </style:style>
    <style:style style:name="co2" style:family="table-column">
      <style:table-column-properties fo:break-before="auto" style:column-width="0.363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0.392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0.448cm"/>
    </style:style>
    <style:style style:name="co7" style:family="table-column">
      <style:table-column-properties fo:break-before="auto" style:column-width="0.22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894cm"/>
    </style:style>
    <style:style style:name="co10" style:family="table-column">
      <style:table-column-properties fo:break-before="auto" style:column-width="0.474cm"/>
    </style:style>
    <style:style style:name="co11" style:family="table-column">
      <style:table-column-properties fo:break-before="auto" style:column-width="0.699cm"/>
    </style:style>
    <style:style style:name="co12" style:family="table-column">
      <style:table-column-properties fo:break-before="auto" style:column-width="1.203cm"/>
    </style:style>
    <style:style style:name="ro1" style:family="table-row">
      <style:table-row-properties style:row-height="0.326cm" fo:break-before="auto" style:use-optimal-row-height="true"/>
    </style:style>
    <style:style style:name="ro2" style:family="table-row">
      <style:table-row-properties style:row-height="0.206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84cm" fo:break-before="auto" style:use-optimal-row-height="true"/>
    </style:style>
    <style:style style:name="ro5" style:family="table-row">
      <style:table-row-properties style:row-height="0.369cm" fo:break-before="auto" style:use-optimal-row-height="true"/>
    </style:style>
    <style:style style:name="ro6" style:family="table-row">
      <style:table-row-properties style:row-height="0.159cm" fo:break-before="auto" style:use-optimal-row-height="false"/>
    </style:style>
    <style:style style:name="ro7" style:family="table-row">
      <style:table-row-properties style:row-height="0.411cm" fo:break-before="auto" style:use-optimal-row-height="tru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106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212cm" fo:break-before="auto" style:use-optimal-row-height="false"/>
    </style:style>
    <style:style style:name="ta1" style:family="table" style:master-page-name="PageStyle_5f_Лист1">
      <style:table-properties table:display="true" style:writing-mode="lr-tb" tableooo:tab-color="#3366ff"/>
    </style:style>
    <style:style style:name="ta2" style:family="table" style:master-page-name="PageStyle_5f_Лист2">
      <style:table-properties table:display="true" style:writing-mode="lr-tb" tableooo:tab-color="#3366ff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justify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style:line-spacing="0.8cm" fo:text-align="start"/>
    </style:style>
    <style:style style:name="P2" style:family="paragraph">
      <style:paragraph-properties style:line-spacing="0.7cm" fo:text-align="start" style:writing-mode="lr-tb"/>
    </style:style>
    <style:style style:name="P3" style:family="paragraph">
      <style:paragraph-properties style:line-spacing="0.05cm" fo:text-align="start"/>
    </style:style>
    <style:style style:name="P4" style:family="paragraph">
      <style:paragraph-properties style:line-spacing="0.05cm" fo:text-align="start" style:writing-mode="lr-tb"/>
    </style:style>
    <style:style style:name="P5" style:family="paragraph">
      <style:paragraph-properties style:line-spacing="0.2cm" fo:text-align="start"/>
    </style:style>
    <style:style style:name="P6" style:family="paragraph">
      <style:paragraph-properties style:line-spacing="0.2cm" fo:text-align="start" style:writing-mode="lr-tb">
        <style:tab-stops/>
      </style:paragraph-properties>
    </style:style>
    <style:style style:name="P7" style:family="paragraph">
      <style:paragraph-properties style:line-spacing="0.2cm"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 table:print="false">
        <office:forms form:automatic-focus="false" form:apply-design-mode="false"/>
        <table:table-column table:style-name="co1" table:number-columns-repeated="5" table:default-cell-style-name="ce3"/>
        <table:table-column table:style-name="co2" table:default-cell-style-name="ce3"/>
        <table:table-column table:style-name="co1" table:number-columns-repeated="8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1" table:default-cell-style-name="ce3"/>
        <table:table-column table:style-name="co4" table:default-cell-style-name="ce3"/>
        <table:table-column table:style-name="co1" table:number-columns-repeated="8" table:default-cell-style-name="ce3"/>
        <table:table-column table:style-name="co5" table:default-cell-style-name="ce3"/>
        <table:table-column table:style-name="co1" table:number-columns-repeated="21" table:default-cell-style-name="ce3"/>
        <table:table-column table:style-name="co6" table:default-cell-style-name="ce3"/>
        <table:table-column table:style-name="co1" table:number-columns-repeated="13" table:default-cell-style-name="ce3"/>
        <table:table-column table:style-name="co7" table:default-cell-style-name="ce3"/>
        <table:table-column table:style-name="co1" table:number-columns-repeated="171" table:default-cell-style-name="ce3"/>
        <table:table-column table:style-name="co8" table:number-columns-repeated="768" table:default-cell-style-name="Default"/>
        <table:table-row table:style-name="ro1">
          <table:table-cell table:style-name="ce1" office:value-type="string" table:number-columns-spanned="18" table:number-rows-spanned="1">
            <text:p>Место для штампа</text:p>
          </table:table-cell>
          <table:covered-table-cell table:number-columns-repeated="17" table:style-name="ce1"/>
          <table:table-cell table:style-name="ce1" table:number-columns-repeated="6"/>
          <table:table-cell table:style-name="ce13" table:number-columns-repeated="14"/>
          <table:table-cell table:style-name="ce1" table:number-columns-repeated="30"/>
          <table:table-cell table:style-name="ce13"/>
          <table:table-cell table:style-name="ce50"/>
          <table:table-cell table:style-name="ce51" office:value-type="string">
            <text:p>Типовая межотраслевая форма № 3</text:p>
          </table:table-cell>
          <table:table-cell table:style-name="ce50" table:number-columns-repeated="25"/>
          <table:table-cell table:style-name="ce13"/>
          <table:table-cell table:style-name="ce52" table:number-columns-repeated="5"/>
          <table:table-cell table:style-name="ce13" table:number-columns-repeated="922"/>
        </table:table-row>
        <table:table-row table:style-name="ro1">
          <table:table-cell table:style-name="ce1" office:value-type="string" table:number-columns-spanned="18" table:number-rows-spanned="1">
            <text:p>организации</text:p>
          </table:table-cell>
          <table:covered-table-cell table:number-columns-repeated="17" table:style-name="ce1"/>
          <table:table-cell table:style-name="ce13" table:number-columns-repeated="51"/>
          <table:table-cell table:style-name="ce50"/>
          <table:table-cell table:style-name="ce51" office:value-type="string">
            <text:p>Утверждена постановлением Госкомстата России</text:p>
          </table:table-cell>
          <table:table-cell table:style-name="ce50" table:number-columns-repeated="25"/>
          <table:table-cell table:style-name="ce13"/>
          <table:table-cell table:style-name="ce52" table:number-columns-repeated="5"/>
          <table:table-cell table:style-name="ce13" table:number-columns-repeated="922"/>
        </table:table-row>
        <table:table-row table:style-name="ro1">
          <table:table-cell table:style-name="ce2" table:number-columns-repeated="3"/>
          <table:table-cell table:style-name="ce13" table:number-columns-repeated="67"/>
          <table:table-cell table:style-name="ce51" office:value-type="string">
            <text:p>от 28 ноября 1997 г. № 78</text:p>
          </table:table-cell>
          <table:table-cell table:style-name="ce13" table:number-columns-repeated="953"/>
        </table:table-row>
        <table:table-row table:style-name="ro2">
          <table:table-cell table:number-columns-repeated="1024"/>
        </table:table-row>
        <table:table-row table:style-name="ro3">
          <table:table-cell table:style-name="ce4"/>
          <table:table-cell table:style-name="ce4" office:value-type="string">
            <text:p>ПУТЕВОЙ ЛИСТ ЛЕГКОВОГО АВТОМОБИЛЯ</text:p>
          </table:table-cell>
          <table:table-cell table:style-name="ce4" table:number-columns-repeated="46"/>
          <table:table-cell table:style-name="ce35" office:value-type="string">
            <text:p>№ [onshow.id_waybill]</text:p>
          </table:table-cell>
          <table:table-cell table:style-name="ce4"/>
          <table:table-cell table:style-name="ce36" table:number-columns-repeated="8"/>
          <table:table-cell table:style-name="ce4" table:number-columns-repeated="2"/>
          <table:table-cell table:style-name="ce44"/>
          <table:table-cell table:style-name="ce36" table:number-columns-repeated="9"/>
          <table:table-cell table:style-name="ce4" table:number-columns-repeated="954"/>
        </table:table-row>
        <table:table-row table:style-name="ro4">
          <table:table-cell table:style-name="ce5" table:number-columns-repeated="50"/>
          <table:table-cell table:style-name="ce19" table:number-columns-repeated="8"/>
          <table:table-cell table:style-name="ce5" table:number-columns-repeated="966"/>
        </table:table-row>
        <table:table-row table:style-name="ro5">
          <table:table-cell table:style-name="ce6" table:number-columns-repeated="14"/>
          <table:table-cell table:style-name="ce18" office:value-type="string">
            <text:p>«</text:p>
          </table:table-cell>
          <table:table-cell table:style-name="ce20" office:value-type="string" table:number-columns-spanned="4" table:number-rows-spanned="1">
            <text:p>[onshow.day]</text:p>
          </table:table-cell>
          <table:covered-table-cell table:number-columns-repeated="3" table:style-name="ce21"/>
          <table:table-cell table:style-name="ce22" office:value-type="string">
            <text:p>»</text:p>
          </table:table-cell>
          <table:table-cell table:style-name="ce6"/>
          <table:table-cell table:style-name="ce12" office:value-type="string" table:number-columns-spanned="13" table:number-rows-spanned="1">
            <text:p>[onshow.month]</text:p>
          </table:table-cell>
          <table:covered-table-cell table:number-columns-repeated="12" table:style-name="ce10"/>
          <table:table-cell table:style-name="ce6"/>
          <table:table-cell table:style-name="ce27"/>
          <table:table-cell table:style-name="ce28" office:value-type="string">
            <text:p>20</text:p>
          </table:table-cell>
          <table:table-cell table:style-name="ce20" office:value-type="string" table:number-columns-spanned="3" table:number-rows-spanned="1">
            <text:p>[onshow.year]</text:p>
          </table:table-cell>
          <table:covered-table-cell table:number-columns-repeated="2" table:style-name="ce29"/>
          <table:table-cell table:style-name="ce6" office:value-type="string">
            <text:p>г.</text:p>
          </table:table-cell>
          <table:table-cell table:style-name="ce6" table:number-columns-repeated="14"/>
          <table:table-cell table:style-name="ce40" office:value-type="string" table:number-columns-spanned="16" table:number-rows-spanned="1">
            <text:p>Коды</text:p>
          </table:table-cell>
          <table:covered-table-cell table:number-columns-repeated="15" table:style-name="ce40"/>
          <table:table-cell table:style-name="ce6" table:number-columns-repeated="953"/>
        </table:table-row>
        <table:table-row table:style-name="ro5">
          <table:table-cell table:style-name="ce6" table:number-columns-repeated="53"/>
          <table:table-cell table:style-name="ce18" office:value-type="string">
            <text:p>Форма по ОКУД</text:p>
          </table:table-cell>
          <table:table-cell table:style-name="ce6"/>
          <table:table-cell table:style-name="ce41" office:value-type="string" table:number-columns-spanned="16" table:number-rows-spanned="1">
            <text:p>0345001</text:p>
          </table:table-cell>
          <table:covered-table-cell table:number-columns-repeated="15" table:style-name="ce41"/>
          <table:table-cell table:style-name="ce6" table:number-columns-repeated="953"/>
        </table:table-row>
        <table:table-row table:style-name="ro5">
          <table:table-cell table:style-name="ce6" office:value-type="string">
            <text:p>Организация</text:p>
          </table:table-cell>
          <table:table-cell table:style-name="ce6" table:number-columns-repeated="10"/>
          <table:table-cell table:style-name="ce12" office:value-type="string" table:number-columns-spanned="34" table:number-rows-spanned="1">
            <text:p>МКУ "ЦИиМТО"</text:p>
          </table:table-cell>
          <table:covered-table-cell table:number-columns-repeated="33" table:style-name="ce12"/>
          <table:table-cell table:style-name="ce6" table:number-columns-repeated="8"/>
          <table:table-cell table:style-name="ce18" office:value-type="string">
            <text:p>по ОКПО</text:p>
          </table:table-cell>
          <table:table-cell table:style-name="ce6"/>
          <table:table-cell table:style-name="ce42" table:number-columns-spanned="16" table:number-rows-spanned="1"/>
          <table:covered-table-cell table:number-columns-repeated="15" table:style-name="ce42"/>
          <table:table-cell table:style-name="ce6" table:number-columns-repeated="953"/>
        </table:table-row>
        <table:table-row table:style-name="ro4">
          <table:table-cell table:style-name="ce7" table:number-columns-repeated="11"/>
          <table:table-cell table:style-name="ce17" office:value-type="string" table:number-columns-spanned="34" table:number-rows-spanned="1">
            <text:p>наименование, адрес, номер телефона</text:p>
          </table:table-cell>
          <table:covered-table-cell table:number-columns-repeated="33" table:style-name="ce17"/>
          <table:table-cell table:style-name="ce7" table:number-columns-repeated="979"/>
        </table:table-row>
        <table:table-row table:style-name="ro5">
          <table:table-cell table:style-name="ce6" office:value-type="string">
            <text:p>Марка автомобиля</text:p>
          </table:table-cell>
          <table:table-cell table:style-name="ce6" table:number-columns-repeated="15"/>
          <table:table-cell table:style-name="ce10" office:value-type="string" table:number-columns-spanned="38" table:number-rows-spanned="1">
            <text:p>[onshow.car_model]</text:p>
          </table:table-cell>
          <table:covered-table-cell table:number-columns-repeated="37" table:style-name="ce10"/>
          <table:table-cell table:style-name="ce6"/>
          <table:table-cell table:style-name="ce41" table:number-columns-spanned="16" table:number-rows-spanned="1"/>
          <table:covered-table-cell table:number-columns-repeated="15" table:style-name="ce41"/>
          <table:table-cell table:style-name="ce6" table:number-columns-repeated="953"/>
        </table:table-row>
        <table:table-row table:style-name="ro5">
          <table:table-cell table:style-name="ce6" office:value-type="string">
            <text:p>Государственный номерной знак</text:p>
          </table:table-cell>
          <table:table-cell table:style-name="ce6" table:number-columns-repeated="24"/>
          <table:table-cell table:style-name="ce24" office:value-type="string" table:number-columns-spanned="14" table:number-rows-spanned="1">
            <text:p>[onshow.car_num]</text:p>
          </table:table-cell>
          <table:covered-table-cell table:number-columns-repeated="13" table:style-name="ce24"/>
          <table:table-cell table:style-name="ce6" table:number-columns-repeated="14"/>
          <table:table-cell table:style-name="ce18" office:value-type="string">
            <text:p>Гаражный номер</text:p>
          </table:table-cell>
          <table:table-cell table:style-name="ce6"/>
          <table:table-cell table:style-name="ce43" table:number-columns-spanned="16" table:number-rows-spanned="1"/>
          <table:covered-table-cell table:number-columns-repeated="15" table:style-name="ce43"/>
          <table:table-cell table:style-name="ce6" table:number-columns-repeated="953"/>
        </table:table-row>
        <table:table-row table:style-name="ro5">
          <table:table-cell table:style-name="ce6" office:value-type="string">
            <text:p>Водитель</text:p>
          </table:table-cell>
          <table:table-cell table:style-name="ce6" table:number-columns-repeated="7"/>
          <table:table-cell table:style-name="ce12" office:value-type="string" table:number-columns-spanned="31" table:number-rows-spanned="1">
            <text:p>[onshow.driver]</text:p>
          </table:table-cell>
          <table:covered-table-cell table:number-columns-repeated="30" table:style-name="ce12"/>
          <table:table-cell table:style-name="ce6" table:number-columns-repeated="14"/>
          <table:table-cell table:style-name="ce18" office:value-type="string">
            <text:p>Табельный номер</text:p>
          </table:table-cell>
          <table:table-cell table:style-name="ce6"/>
          <table:table-cell table:style-name="ce42" office:value-type="string" table:number-columns-spanned="16" table:number-rows-spanned="1">
            <text:p>[onshow.emp_code]</text:p>
          </table:table-cell>
          <table:covered-table-cell table:number-columns-repeated="15" table:style-name="ce42"/>
          <table:table-cell table:style-name="ce6" table:number-columns-repeated="953"/>
        </table:table-row>
        <table:table-row table:style-name="ro4">
          <table:table-cell table:style-name="ce5" table:number-columns-repeated="8"/>
          <table:table-cell table:style-name="ce17" office:value-type="string" table:number-columns-spanned="31" table:number-rows-spanned="1">
            <text:p>фамилия, имя, отчество</text:p>
          </table:table-cell>
          <table:covered-table-cell table:number-columns-repeated="30" table:style-name="ce17"/>
          <table:table-cell table:style-name="ce5" table:number-columns-repeated="985"/>
        </table:table-row>
        <table:table-row table:style-name="ro5">
          <table:table-cell table:style-name="ce6" office:value-type="string">
            <text:p>Удостоверение №</text:p>
          </table:table-cell>
          <table:table-cell table:style-name="ce6" table:number-columns-repeated="14"/>
          <table:table-cell table:style-name="ce20" office:value-type="string" table:number-columns-spanned="31" table:number-rows-spanned="1">
            <text:p>[onshow.license_num]</text:p>
          </table:table-cell>
          <table:covered-table-cell table:number-columns-repeated="30" table:style-name="ce20"/>
          <table:table-cell table:style-name="ce6"/>
          <table:table-cell table:style-name="ce6" office:value-type="string">
            <text:p>Класс</text:p>
          </table:table-cell>
          <table:table-cell table:style-name="ce6" table:number-columns-repeated="4"/>
          <table:table-cell table:style-name="ce20" office:value-type="string" table:number-columns-spanned="12" table:number-rows-spanned="1">
            <text:p>[onshow.drive_class]</text:p>
          </table:table-cell>
          <table:covered-table-cell table:number-columns-repeated="11" table:style-name="ce20"/>
          <table:table-cell table:style-name="ce6" table:number-columns-repeated="960"/>
        </table:table-row>
        <table:table-row table:style-name="ro5">
          <table:table-cell table:style-name="ce6" office:value-type="string">
            <text:p>Лицензионная карточка</text:p>
          </table:table-cell>
          <table:table-cell table:style-name="ce6" table:number-columns-repeated="19"/>
          <table:table-cell table:style-name="ce14" office:value-type="string" table:number-columns-spanned="24" table:number-rows-spanned="1">
            <text:p>стандартная, ограниченная</text:p>
          </table:table-cell>
          <table:covered-table-cell table:number-columns-repeated="23" table:style-name="ce14"/>
          <table:table-cell table:style-name="ce6" table:number-columns-repeated="980"/>
        </table:table-row>
        <table:table-row table:style-name="ro4">
          <table:table-cell table:style-name="ce5" table:number-columns-repeated="20"/>
          <table:table-cell table:style-name="ce17" office:value-type="string" table:number-columns-spanned="24" table:number-rows-spanned="1">
            <text:p>ненужное зачеркнуть</text:p>
          </table:table-cell>
          <table:covered-table-cell table:number-columns-repeated="23" table:style-name="ce17"/>
          <table:table-cell table:style-name="ce5" table:number-columns-repeated="980"/>
        </table:table-row>
        <table:table-row table:style-name="ro5">
          <table:table-cell table:style-name="ce6" office:value-type="string">
            <text:p>Регистрационный №</text:p>
          </table:table-cell>
          <table:table-cell table:style-name="ce6" table:number-columns-repeated="15"/>
          <table:table-cell table:style-name="ce20" table:number-columns-spanned="14" table:number-rows-spanned="1"/>
          <table:covered-table-cell table:number-columns-repeated="13" table:style-name="ce20"/>
          <table:table-cell table:style-name="ce6" table:number-columns-repeated="7"/>
          <table:table-cell table:style-name="ce6" office:value-type="string">
            <text:p>Серия</text:p>
          </table:table-cell>
          <table:table-cell table:style-name="ce6" table:number-columns-repeated="5"/>
          <table:table-cell table:style-name="ce20" table:number-columns-spanned="8" table:number-rows-spanned="1"/>
          <table:covered-table-cell table:number-columns-repeated="7" table:style-name="ce20"/>
          <table:table-cell table:style-name="ce6"/>
          <table:table-cell table:style-name="ce6" office:value-type="string">
            <text:p>№</text:p>
          </table:table-cell>
          <table:table-cell table:style-name="ce6" table:number-columns-repeated="2"/>
          <table:table-cell table:style-name="ce20" table:number-columns-spanned="10" table:number-rows-spanned="1"/>
          <table:covered-table-cell table:number-columns-repeated="9" table:style-name="ce20"/>
          <table:table-cell table:style-name="ce6" table:number-columns-repeated="959"/>
        </table:table-row>
        <table:table-row table:style-name="ro6">
          <table:table-cell table:style-name="ce6" table:number-columns-repeated="1024"/>
        </table:table-row>
        <table:table-row table:style-name="ro7">
          <table:table-cell table:style-name="ce8" office:value-type="string" table:number-columns-spanned="41" table:number-rows-spanned="1">
            <text:p>Задание водителю</text:p>
          </table:table-cell>
          <table:covered-table-cell table:number-columns-repeated="40" table:style-name="ce8"/>
          <table:table-cell table:style-name="ce30"/>
          <table:table-cell table:style-name="ce30" office:value-type="string" table:number-columns-spanned="29" table:number-rows-spanned="1">
            <text:p>Автомобиль технически исправен</text:p>
          </table:table-cell>
          <table:covered-table-cell table:number-columns-repeated="28" table:style-name="ce30"/>
          <table:table-cell table:style-name="ce30" table:number-columns-repeated="953"/>
        </table:table-row>
        <table:table-row table:style-name="ro8">
          <table:table-cell table:style-name="ce6" office:value-type="string" table:number-columns-spanned="14" table:number-rows-spanned="2">
            <text:p>В распоряжение</text:p>
            <draw:custom-shape table:end-cell-address="Лист1.AO27" table:end-x="0.112cm" table:end-y="0.052cm" draw:z-index="1" draw:name="Text 3" draw:style-name="gr1" draw:text-style-name="P2" svg:width="7.903cm" svg:height="1.62cm" svg:x="0cm" svg:y="0.212cm">
              <text:p text:style-name="P1"><text:span text:style-name="T1"><text:s text:c="36"/></text:span><text:span text:style-name="T1">[onshow.department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3" table:style-name="ce6"/>
          <table:table-cell table:style-name="ce12" table:number-columns-spanned="27" table:number-rows-spanned="2"/>
          <table:covered-table-cell table:number-columns-repeated="26" table:style-name="ce12"/>
          <table:table-cell table:style-name="ce6"/>
          <table:table-cell table:style-name="ce31" office:value-type="string" table:number-columns-spanned="21" table:number-rows-spanned="2">
            <text:p>Показание спидометра, км</text:p>
          </table:table-cell>
          <table:covered-table-cell table:number-columns-repeated="20" table:style-name="ce31"/>
          <table:table-cell table:style-name="ce26" office:value-type="string" table:number-columns-spanned="8" table:number-rows-spanned="2">
            <text:p>[onshow.mileage_before]</text:p>
          </table:table-cell>
          <table:covered-table-cell table:number-columns-repeated="7" table:style-name="ce26"/>
          <table:table-cell table:style-name="ce6" table:number-columns-repeated="953"/>
        </table:table-row>
        <table:table-row table:style-name="ro8">
          <table:covered-table-cell table:number-columns-repeated="14" table:style-name="ce6"/>
          <table:covered-table-cell table:number-columns-repeated="27" table:style-name="ce12"/>
          <table:table-cell table:style-name="ce6"/>
          <table:covered-table-cell table:number-columns-repeated="21" table:style-name="ce31"/>
          <table:covered-table-cell table:number-columns-repeated="8" table:style-name="ce26"/>
          <table:table-cell table:style-name="ce6" table:number-columns-repeated="953"/>
        </table:table-row>
        <table:table-row table:style-name="ro7">
          <table:table-cell table:style-name="ce9" table:number-columns-repeated="14"/>
          <table:table-cell table:style-name="ce11" office:value-type="string" table:number-columns-spanned="27" table:number-rows-spanned="1">
            <text:p>наименование</text:p>
          </table:table-cell>
          <table:covered-table-cell table:number-columns-repeated="26" table:style-name="ce11"/>
          <table:table-cell table:style-name="ce9"/>
          <table:table-cell table:style-name="ce9" office:value-type="string">
            <text:p>Выезд разрешен</text:p>
          </table:table-cell>
          <table:table-cell table:style-name="ce9" table:number-columns-repeated="981"/>
        </table:table-row>
        <table:table-row table:style-name="ro9">
          <table:table-cell table:style-name="ce9" table:number-columns-repeated="14"/>
          <table:table-cell table:style-name="ce19" table:number-columns-repeated="27"/>
          <table:table-cell table:style-name="ce9"/>
          <table:table-cell table:style-name="ce32" office:value-type="string" table:number-columns-spanned="8" table:number-rows-spanned="2">
            <text:p>Механик</text:p>
          </table:table-cell>
          <table:covered-table-cell table:number-columns-repeated="7" table:style-name="ce32"/>
          <table:table-cell table:style-name="ce37" table:number-columns-spanned="7" table:number-rows-spanned="2"/>
          <table:covered-table-cell table:number-columns-repeated="6" table:style-name="ce37"/>
          <table:table-cell table:style-name="ce9"/>
          <table:table-cell table:style-name="ce12" office:value-type="string" table:number-columns-spanned="13" table:number-rows-spanned="2">
            <text:p>[onshow.mechanic]</text:p>
          </table:table-cell>
          <table:covered-table-cell table:number-columns-repeated="12" table:style-name="ce10"/>
          <table:table-cell table:style-name="ce9" table:number-columns-repeated="953"/>
        </table:table-row>
        <table:table-row table:style-name="ro8">
          <table:table-cell table:style-name="ce10" table:number-columns-spanned="26" table:number-rows-spanned="2"/>
          <table:covered-table-cell table:number-columns-repeated="25" table:style-name="ce10"/>
          <table:table-cell table:style-name="ce6"/>
          <table:table-cell table:style-name="ce25" table:number-columns-spanned="14" table:number-rows-spanned="2"/>
          <table:covered-table-cell table:number-columns-repeated="13" table:style-name="ce25"/>
          <table:table-cell table:style-name="ce6"/>
          <table:covered-table-cell table:number-columns-repeated="8" table:style-name="ce32"/>
          <table:covered-table-cell table:number-columns-repeated="7" table:style-name="ce37"/>
          <table:table-cell table:style-name="ce23"/>
          <table:covered-table-cell table:number-columns-repeated="13" table:style-name="ce10"/>
          <table:table-cell table:style-name="ce6" table:number-columns-repeated="953"/>
        </table:table-row>
        <table:table-row table:style-name="ro8">
          <table:covered-table-cell table:number-columns-repeated="26" table:style-name="ce10"/>
          <table:table-cell table:style-name="ce6"/>
          <table:covered-table-cell table:number-columns-repeated="14" table:style-name="ce25"/>
          <table:table-cell table:style-name="ce6" table:number-columns-repeated="9"/>
          <table:table-cell table:style-name="ce11" office:value-type="string" table:number-columns-spanned="7" table:number-rows-spanned="1">
            <text:p>подпись</text:p>
          </table:table-cell>
          <table:covered-table-cell table:number-columns-repeated="6" table:style-name="ce11"/>
          <table:table-cell table:style-name="ce19"/>
          <table:table-cell table:style-name="ce11" office:value-type="string" table:number-columns-spanned="13" table:number-rows-spanned="1">
            <text:p>расшифровка подписи</text:p>
          </table:table-cell>
          <table:covered-table-cell table:number-columns-repeated="12" table:style-name="ce11"/>
          <table:table-cell table:style-name="ce6" table:number-columns-repeated="953"/>
        </table:table-row>
        <table:table-row table:style-name="ro7">
          <table:table-cell table:style-name="ce11" office:value-type="string" table:number-columns-spanned="26" table:number-rows-spanned="1">
            <text:p>организация</text:p>
          </table:table-cell>
          <table:covered-table-cell table:number-columns-repeated="25" table:style-name="ce11"/>
          <table:table-cell table:style-name="ce9" table:number-columns-repeated="16"/>
          <table:table-cell table:style-name="ce9" office:value-type="string">
            <text:p>Автомобиль в технически</text:p>
          </table:table-cell>
          <table:table-cell table:style-name="ce9" table:number-columns-repeated="981"/>
        </table:table-row>
        <table:table-row table:style-name="ro7">
          <table:table-cell table:style-name="ce9">
            <draw:custom-shape table:end-cell-address="Лист1.AO32" table:end-x="0.168cm" table:end-y="0.111cm" draw:z-index="0" draw:name="Text 1" draw:style-name="gr2" draw:text-style-name="P4" svg:width="7.931cm" svg:height="1.273cm" svg:x="0.028cm" svg:y="0.35cm">
              <text:p text:style-name="P3"><text:span text:style-name="T1"><text:s text:c="31"/></text:span><text:span text:style-name="T1">[onshow.address_supply]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9" table:number-columns-repeated="41"/>
          <table:table-cell table:style-name="ce9" office:value-type="string">
            <text:p>исправном состоянии принял</text:p>
          </table:table-cell>
          <table:table-cell table:style-name="ce9" table:number-columns-repeated="981"/>
        </table:table-row>
        <table:table-row table:style-name="ro5">
          <table:table-cell table:style-name="ce6" office:value-type="string">
            <text:p>Адрес подачи</text:p>
          </table:table-cell>
          <table:table-cell table:style-name="ce6" table:number-columns-repeated="11"/>
          <table:table-cell table:style-name="ce12" table:number-columns-spanned="29" table:number-rows-spanned="1"/>
          <table:covered-table-cell table:number-columns-repeated="28" table:style-name="ce12"/>
          <table:table-cell table:style-name="ce6"/>
          <table:table-cell table:style-name="ce32" office:value-type="string">
            <text:p>Водитель</text:p>
          </table:table-cell>
          <table:table-cell table:style-name="ce6" table:number-columns-repeated="8"/>
          <table:table-cell table:style-name="ce12" table:number-columns-spanned="6" table:number-rows-spanned="1"/>
          <table:covered-table-cell table:number-columns-repeated="5" table:style-name="ce12"/>
          <table:table-cell table:style-name="ce23"/>
          <table:table-cell table:style-name="ce12" office:value-type="string" table:number-columns-spanned="13" table:number-rows-spanned="1">
            <text:p>[onshow.driver]</text:p>
          </table:table-cell>
          <table:covered-table-cell table:number-columns-repeated="12" table:style-name="ce12"/>
          <table:table-cell table:style-name="ce6" table:number-columns-repeated="953"/>
        </table:table-row>
        <table:table-row table:style-name="ro5">
          <table:table-cell table:style-name="ce12" table:number-columns-spanned="41" table:number-rows-spanned="1"/>
          <table:covered-table-cell table:number-columns-repeated="40" table:style-name="ce12"/>
          <table:table-cell table:style-name="ce6" table:number-columns-repeated="10"/>
          <table:table-cell table:style-name="ce11" office:value-type="string" table:number-columns-spanned="6" table:number-rows-spanned="1">
            <text:p>подпись</text:p>
          </table:table-cell>
          <table:covered-table-cell table:number-columns-repeated="5" table:style-name="ce11"/>
          <table:table-cell table:style-name="ce19"/>
          <table:table-cell table:style-name="ce11" office:value-type="string" table:number-columns-spanned="13" table:number-rows-spanned="1">
            <text:p>расшифровка подписи</text:p>
          </table:table-cell>
          <table:covered-table-cell table:number-columns-repeated="12" table:style-name="ce11"/>
          <table:table-cell table:style-name="ce6" table:number-columns-repeated="953"/>
        </table:table-row>
        <table:table-row table:style-name="ro5">
          <table:table-cell table:style-name="ce12" table:number-columns-spanned="41" table:number-rows-spanned="1"/>
          <table:covered-table-cell table:number-columns-repeated="40" table:style-name="ce12"/>
          <table:table-cell table:style-name="ce6"/>
          <table:table-cell table:style-name="ce33" office:value-type="string" table:number-columns-spanned="9" table:number-rows-spanned="2">
            <text:p>Горючее</text:p>
          </table:table-cell>
          <table:covered-table-cell table:number-columns-repeated="8" table:style-name="ce33"/>
          <table:table-cell table:style-name="ce38" office:value-type="string" table:number-columns-spanned="10" table:number-rows-spanned="1">
            <text:p>марка</text:p>
          </table:table-cell>
          <table:covered-table-cell table:number-columns-repeated="9" table:style-name="ce38"/>
          <table:table-cell table:style-name="ce45" office:value-type="string" table:number-columns-spanned="10" table:number-rows-spanned="1">
            <text:p>код</text:p>
          </table:table-cell>
          <table:covered-table-cell table:number-columns-repeated="9" table:style-name="ce45"/>
          <table:table-cell table:style-name="ce6" table:number-columns-repeated="953"/>
        </table:table-row>
        <table:table-row table:style-name="ro5">
          <table:table-cell table:style-name="ce6" table:number-columns-repeated="42"/>
          <table:covered-table-cell table:number-columns-repeated="9" table:style-name="ce33"/>
          <table:table-cell table:style-name="ce39" office:value-type="string" table:number-columns-spanned="10" table:number-rows-spanned="1">
            <text:p>[onshow.fuel_type]</text:p>
          </table:table-cell>
          <table:covered-table-cell table:number-columns-repeated="9" table:style-name="ce39"/>
          <table:table-cell table:style-name="ce26" table:number-columns-spanned="10" table:number-rows-spanned="1"/>
          <table:covered-table-cell table:number-columns-repeated="9" table:style-name="ce26"/>
          <table:table-cell table:style-name="ce6" table:number-columns-repeated="953"/>
        </table:table-row>
        <table:table-row table:style-name="ro8">
          <table:table-cell table:style-name="ce6" table:number-columns-repeated="5"/>
          <table:table-cell table:style-name="ce16" office:value-type="string" table:number-columns-spanned="26" table:number-rows-spanned="2">
            <text:p>Время выезда из гаража, ч, мин.</text:p>
          </table:table-cell>
          <table:covered-table-cell table:number-columns-repeated="25" table:style-name="ce16"/>
          <table:table-cell table:style-name="ce6" table:number-columns-repeated="2"/>
          <table:table-cell table:style-name="ce26" office:value-type="string" table:number-columns-spanned="8" table:number-rows-spanned="2">
            <text:p>[onshow.out_time]</text:p>
          </table:table-cell>
          <table:covered-table-cell table:number-columns-repeated="7" table:style-name="ce26"/>
          <table:table-cell table:style-name="ce6"/>
          <table:table-cell table:style-name="ce8" office:value-type="string" table:number-columns-spanned="29" table:number-rows-spanned="2">
            <text:p>Движение горючего</text:p>
          </table:table-cell>
          <table:covered-table-cell table:number-columns-repeated="28" table:style-name="ce8"/>
          <table:table-cell table:style-name="ce6" table:number-columns-repeated="953"/>
        </table:table-row>
        <table:table-row table:style-name="ro8">
          <table:table-cell table:style-name="ce6" table:number-columns-repeated="5"/>
          <table:covered-table-cell table:number-columns-repeated="26" table:style-name="ce16"/>
          <table:table-cell table:style-name="ce6" table:number-columns-repeated="2"/>
          <table:covered-table-cell table:number-columns-repeated="8" table:style-name="ce26"/>
          <table:table-cell table:style-name="ce6"/>
          <table:covered-table-cell table:number-columns-repeated="29" table:style-name="ce8"/>
          <table:table-cell table:style-name="ce6" table:number-columns-repeated="953"/>
        </table:table-row>
        <table:table-row table:style-name="ro10">
          <table:table-cell table:style-name="ce6" table:number-columns-repeated="61"/>
          <table:table-cell table:style-name="ce46" office:value-type="string" table:number-columns-spanned="10" table:number-rows-spanned="2">
            <text:p>количество,</text:p>
            <text:p>л</text:p>
          </table:table-cell>
          <table:covered-table-cell table:number-columns-repeated="9" table:style-name="ce46"/>
          <table:table-cell table:style-name="ce6" table:number-columns-repeated="953"/>
        </table:table-row>
        <table:table-row table:style-name="ro11">
          <table:table-cell table:style-name="ce6" office:value-type="string">
            <text:p>Диспетчер-нарядчик</text:p>
          </table:table-cell>
          <table:table-cell table:style-name="ce6" table:number-columns-repeated="15"/>
          <table:table-cell table:style-name="ce12" table:number-columns-spanned="9" table:number-rows-spanned="1"/>
          <table:covered-table-cell table:number-columns-repeated="8" table:style-name="ce12"/>
          <table:table-cell table:style-name="ce23"/>
          <table:table-cell table:style-name="ce12" office:value-type="string" table:number-columns-spanned="15" table:number-rows-spanned="1">
            <text:p>[onshow.dispatcher]</text:p>
          </table:table-cell>
          <table:covered-table-cell table:number-columns-repeated="14" table:style-name="ce12"/>
          <table:table-cell table:style-name="ce6" table:number-columns-repeated="20"/>
          <table:covered-table-cell table:number-columns-repeated="10" table:style-name="ce46"/>
          <table:table-cell table:style-name="ce6" table:number-columns-repeated="953"/>
        </table:table-row>
        <table:table-row table:style-name="ro11">
          <table:table-cell table:style-name="ce6" table:number-columns-repeated="16"/>
          <table:table-cell table:style-name="ce11" office:value-type="string" table:number-columns-spanned="9" table:number-rows-spanned="1">
            <text:p>подпись</text:p>
          </table:table-cell>
          <table:covered-table-cell table:number-columns-repeated="8" table:style-name="ce11"/>
          <table:table-cell table:style-name="ce19"/>
          <table:table-cell table:style-name="ce11" office:value-type="string" table:number-columns-spanned="15" table:number-rows-spanned="1">
            <text:p>расшифровка подписи</text:p>
          </table:table-cell>
          <table:covered-table-cell table:number-columns-repeated="14" table:style-name="ce11"/>
          <table:table-cell table:style-name="ce6"/>
          <table:table-cell table:style-name="ce34" office:value-type="string" table:number-columns-spanned="16" table:number-rows-spanned="3">
            <text:p>Выдано:</text:p>
            <text:p>по заправочному</text:p>
          </table:table-cell>
          <table:covered-table-cell table:number-columns-repeated="15" table:style-name="ce34"/>
          <table:table-cell table:style-name="ce6" table:number-columns-repeated="3"/>
          <table:table-cell table:style-name="ce47" office:value-type="string" table:number-columns-spanned="10" table:number-rows-spanned="4">
            <text:p>[onshow.given_fuel]</text:p>
          </table:table-cell>
          <table:covered-table-cell table:number-columns-repeated="9" table:style-name="ce47"/>
          <table:table-cell table:style-name="ce6" table:number-columns-repeated="953"/>
        </table:table-row>
        <table:table-row table:style-name="ro8">
          <table:table-cell table:style-name="ce6" table:number-columns-repeated="4"/>
          <table:table-cell table:style-name="ce16" office:value-type="string" table:number-columns-spanned="27" table:number-rows-spanned="2">
            <text:p>Время возвращения в гараж, ч, мин.</text:p>
          </table:table-cell>
          <table:covered-table-cell table:number-columns-repeated="26" table:style-name="ce16"/>
          <table:table-cell table:style-name="ce6" table:number-columns-repeated="2"/>
          <table:table-cell table:style-name="ce26" office:value-type="string" table:number-columns-spanned="8" table:number-rows-spanned="2">
            <text:p>[onshow.return_time]</text:p>
          </table:table-cell>
          <table:covered-table-cell table:number-columns-repeated="7" table:style-name="ce26"/>
          <table:table-cell table:style-name="ce6"/>
          <table:covered-table-cell table:number-columns-repeated="16" table:style-name="ce34"/>
          <table:table-cell table:style-name="ce6" table:number-columns-repeated="3"/>
          <table:covered-table-cell table:number-columns-repeated="10" table:style-name="ce47"/>
          <table:table-cell table:style-name="ce6" table:number-columns-repeated="953"/>
        </table:table-row>
        <table:table-row table:style-name="ro8">
          <table:table-cell table:style-name="ce6" table:number-columns-repeated="4"/>
          <table:covered-table-cell table:number-columns-repeated="27" table:style-name="ce16"/>
          <table:table-cell table:style-name="ce6" table:number-columns-repeated="2"/>
          <table:covered-table-cell table:number-columns-repeated="8" table:style-name="ce26"/>
          <table:table-cell table:style-name="ce6"/>
          <table:covered-table-cell table:number-columns-repeated="16" table:style-name="ce34"/>
          <table:table-cell table:style-name="ce6" table:number-columns-repeated="3"/>
          <table:covered-table-cell table:number-columns-repeated="10" table:style-name="ce47"/>
          <table:table-cell table:style-name="ce6" table:number-columns-repeated="953"/>
        </table:table-row>
        <table:table-row table:style-name="ro5">
          <table:table-cell table:style-name="ce6" office:value-type="string">
            <text:p>Диспетчер-нарядчик</text:p>
          </table:table-cell>
          <table:table-cell table:style-name="ce6" table:number-columns-repeated="15"/>
          <table:table-cell table:style-name="ce12" table:number-columns-spanned="9" table:number-rows-spanned="1"/>
          <table:covered-table-cell table:number-columns-repeated="8" table:style-name="ce12"/>
          <table:table-cell table:style-name="ce23"/>
          <table:table-cell table:style-name="ce12" office:value-type="string" table:number-columns-spanned="15" table:number-rows-spanned="1">
            <text:p>[onshow.dispatcher]</text:p>
          </table:table-cell>
          <table:covered-table-cell table:number-columns-repeated="14" table:style-name="ce12"/>
          <table:table-cell table:style-name="ce6"/>
          <table:table-cell table:style-name="ce6" office:value-type="string">
            <text:p>листу №</text:p>
          </table:table-cell>
          <table:table-cell table:style-name="ce6" table:number-columns-repeated="7"/>
          <table:table-cell table:style-name="ce20" table:number-columns-spanned="8" table:number-rows-spanned="1"/>
          <table:covered-table-cell table:number-columns-repeated="7" table:style-name="ce20"/>
          <table:table-cell table:style-name="ce6" table:number-columns-repeated="3"/>
          <table:covered-table-cell table:number-columns-repeated="10" table:style-name="ce47"/>
          <table:table-cell table:style-name="ce6" table:number-columns-repeated="953"/>
        </table:table-row>
        <table:table-row table:style-name="ro11">
          <table:table-cell table:style-name="ce6" table:number-columns-repeated="16"/>
          <table:table-cell table:style-name="ce11" office:value-type="string" table:number-columns-spanned="9" table:number-rows-spanned="1">
            <text:p>подпись</text:p>
          </table:table-cell>
          <table:covered-table-cell table:number-columns-repeated="8" table:style-name="ce11"/>
          <table:table-cell table:style-name="ce19"/>
          <table:table-cell table:style-name="ce11" office:value-type="string" table:number-columns-spanned="15" table:number-rows-spanned="1">
            <text:p>расшифровка подписи</text:p>
          </table:table-cell>
          <table:covered-table-cell table:number-columns-repeated="14" table:style-name="ce11"/>
          <table:table-cell table:style-name="ce6"/>
          <table:table-cell table:style-name="ce6" office:value-type="string">
            <text:p>Остаток: при выезде</text:p>
          </table:table-cell>
          <table:table-cell table:style-name="ce6" table:number-columns-repeated="18"/>
          <table:table-cell table:style-name="ce48" office:value-type="string" table:number-columns-spanned="10" table:number-rows-spanned="1">
            <text:p>[onshow.fuel_before]</text:p>
          </table:table-cell>
          <table:covered-table-cell table:number-columns-repeated="9" table:style-name="ce48"/>
          <table:table-cell table:style-name="ce6" table:number-columns-repeated="953"/>
        </table:table-row>
        <table:table-row table:style-name="ro11">
          <table:table-cell table:style-name="ce12" table:number-columns-spanned="41" table:number-rows-spanned="1"/>
          <table:covered-table-cell table:number-columns-repeated="40" table:style-name="ce12"/>
          <table:table-cell table:style-name="ce6" table:number-columns-repeated="16"/>
          <table:table-cell table:style-name="ce18" office:value-type="string">
            <text:p>при возвращении</text:p>
          </table:table-cell>
          <table:table-cell table:style-name="ce6" table:number-columns-repeated="3"/>
          <table:table-cell table:style-name="ce48" office:value-type="string" table:number-columns-spanned="10" table:number-rows-spanned="1">
            <text:p>[onshow.fuel_after]</text:p>
          </table:table-cell>
          <table:covered-table-cell table:number-columns-repeated="9" table:style-name="ce48"/>
          <table:table-cell table:style-name="ce6" table:number-columns-repeated="953"/>
        </table:table-row>
        <table:table-row table:style-name="ro11">
          <table:table-cell table:style-name="ce13" office:value-type="string">
            <text:p>Опоздания, ожидания, простои в пути, заезды в гараж и прочие</text:p>
          </table:table-cell>
          <table:table-cell table:style-name="ce6" table:number-columns-repeated="41"/>
          <table:table-cell table:style-name="ce6" office:value-type="string">
            <text:p>Расход: по норме</text:p>
          </table:table-cell>
          <table:table-cell table:style-name="ce6" table:number-columns-repeated="18"/>
          <table:table-cell table:style-name="ce48" office:value-type="string" table:number-columns-spanned="10" table:number-rows-spanned="1">
            <text:p>[onshow.rate_of_fuel_consumption]</text:p>
          </table:table-cell>
          <table:covered-table-cell table:number-columns-repeated="9" table:style-name="ce48"/>
          <table:table-cell table:style-name="ce6" table:number-columns-repeated="953"/>
        </table:table-row>
        <table:table-row table:style-name="ro11">
          <table:table-cell table:style-name="ce13" office:value-type="string">
            <text:p>отметки</text:p>
          </table:table-cell>
          <table:table-cell table:style-name="ce6" table:number-columns-repeated="5"/>
          <table:table-cell table:style-name="ce12" table:number-columns-spanned="35" table:number-rows-spanned="1"/>
          <table:covered-table-cell table:number-columns-repeated="34" table:style-name="ce12"/>
          <table:table-cell table:style-name="ce6" table:number-columns-repeated="7"/>
          <table:table-cell table:style-name="ce6" office:value-type="string">
            <text:p>фактический</text:p>
          </table:table-cell>
          <table:table-cell table:style-name="ce6" table:number-columns-repeated="12"/>
          <table:table-cell table:style-name="ce48" office:value-type="string" table:number-columns-spanned="10" table:number-rows-spanned="1">
            <text:p>[onshow.fuel_factical]</text:p>
          </table:table-cell>
          <table:covered-table-cell table:number-columns-repeated="9" table:style-name="ce48"/>
          <table:table-cell table:style-name="ce6" table:number-columns-repeated="953"/>
        </table:table-row>
        <table:table-row table:style-name="ro11">
          <table:table-cell table:style-name="ce12" table:number-columns-spanned="41" table:number-rows-spanned="1"/>
          <table:covered-table-cell table:number-columns-repeated="40" table:style-name="ce12"/>
          <table:table-cell table:style-name="ce6"/>
          <table:table-cell table:style-name="ce6" office:value-type="string">
            <text:p>Экономия</text:p>
          </table:table-cell>
          <table:table-cell table:style-name="ce6" table:number-columns-repeated="18"/>
          <table:table-cell table:style-name="ce48" office:value-type="string" table:number-columns-spanned="10" table:number-rows-spanned="1">
            <text:p>[onshow.economy]</text:p>
          </table:table-cell>
          <table:covered-table-cell table:number-columns-repeated="9" table:style-name="ce48"/>
          <table:table-cell table:style-name="ce6" table:number-columns-repeated="953"/>
        </table:table-row>
        <table:table-row table:style-name="ro11">
          <table:table-cell table:style-name="ce14" table:number-columns-spanned="41" table:number-rows-spanned="1"/>
          <table:covered-table-cell table:number-columns-repeated="40" table:style-name="ce14"/>
          <table:table-cell table:style-name="ce6"/>
          <table:table-cell table:style-name="ce6" office:value-type="string">
            <text:p>Перерасход</text:p>
          </table:table-cell>
          <table:table-cell table:style-name="ce6" table:number-columns-repeated="18"/>
          <table:table-cell table:style-name="ce49" office:value-type="string" table:number-columns-spanned="10" table:number-rows-spanned="1">
            <text:p>[onshow.overrun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5">
          <table:table-cell table:style-name="ce14" table:number-columns-spanned="41" table:number-rows-spanned="1"/>
          <table:covered-table-cell table:number-columns-repeated="40" table:style-name="ce14"/>
          <table:table-cell table:style-name="ce6"/>
          <table:table-cell table:style-name="ce6" office:value-type="string">
            <text:p>Автомобиль принял. Показание спидо-</text:p>
          </table:table-cell>
          <table:table-cell table:style-name="ce6" table:number-columns-repeated="981"/>
        </table:table-row>
        <table:table-row table:style-name="ro5">
          <table:table-cell table:style-name="ce6" table:number-columns-repeated="42"/>
          <table:table-cell table:style-name="ce6" office:value-type="string">
            <text:p>метра при возвращении в гараж, км</text:p>
          </table:table-cell>
          <table:table-cell table:style-name="ce6" table:number-columns-repeated="981"/>
        </table:table-row>
        <table:table-row table:style-name="ro5">
          <table:table-cell table:style-name="ce15" office:value-type="string" table:number-columns-spanned="14" table:number-rows-spanned="1">
            <text:p>Автомобиль сдал</text:p>
          </table:table-cell>
          <table:covered-table-cell table:number-columns-repeated="13" table:style-name="ce15"/>
          <table:table-cell table:style-name="ce6" table:number-columns-repeated="44"/>
          <table:table-cell table:style-name="ce26" office:value-type="string" table:number-columns-spanned="13" table:number-rows-spanned="1">
            <text:p>[onshow.mileage_after]</text:p>
          </table:table-cell>
          <table:covered-table-cell table:number-columns-repeated="12" table:style-name="ce26"/>
          <table:table-cell table:style-name="ce6" table:number-columns-repeated="953"/>
        </table:table-row>
        <table:table-row table:style-name="ro5">
          <table:table-cell table:style-name="ce15" office:value-type="string" table:number-columns-spanned="14" table:number-rows-spanned="1">
            <text:p>водитель</text:p>
          </table:table-cell>
          <table:covered-table-cell table:number-columns-repeated="13" table:style-name="ce15"/>
          <table:table-cell table:style-name="ce12" table:number-columns-spanned="9" table:number-rows-spanned="1"/>
          <table:covered-table-cell table:number-columns-repeated="8" table:style-name="ce12"/>
          <table:table-cell table:style-name="ce23"/>
          <table:table-cell table:style-name="ce12" office:value-type="string" table:number-columns-spanned="15" table:number-rows-spanned="1">
            <text:p>[onshow.driver]</text:p>
          </table:table-cell>
          <table:covered-table-cell table:number-columns-repeated="14" table:style-name="ce12"/>
          <table:table-cell table:style-name="ce6" table:number-columns-repeated="985"/>
        </table:table-row>
        <table:table-row table:style-name="ro3">
          <table:table-cell table:style-name="ce6" table:number-columns-repeated="3"/>
          <table:table-cell office:value-type="string">
            <text:p>М. П.</text:p>
          </table:table-cell>
          <table:table-cell table:style-name="ce6" table:number-columns-repeated="10"/>
          <table:table-cell table:style-name="ce11" office:value-type="string" table:number-columns-spanned="9" table:number-rows-spanned="1">
            <text:p>подпись</text:p>
          </table:table-cell>
          <table:covered-table-cell table:number-columns-repeated="8" table:style-name="ce11"/>
          <table:table-cell table:style-name="ce19"/>
          <table:table-cell table:style-name="ce11" office:value-type="string" table:number-columns-spanned="15" table:number-rows-spanned="1">
            <text:p>расшифровка подписи</text:p>
          </table:table-cell>
          <table:covered-table-cell table:number-columns-repeated="14" table:style-name="ce11"/>
          <table:table-cell table:style-name="ce6" table:number-columns-repeated="3"/>
          <table:table-cell table:style-name="ce32" office:value-type="string">
            <text:p>Механик</text:p>
          </table:table-cell>
          <table:table-cell table:style-name="ce6" table:number-columns-repeated="7"/>
          <table:table-cell table:style-name="ce12" table:number-columns-spanned="7" table:number-rows-spanned="1"/>
          <table:covered-table-cell table:number-columns-repeated="6" table:style-name="ce12"/>
          <table:table-cell table:style-name="ce23"/>
          <table:table-cell table:style-name="ce12" office:value-type="string" table:number-columns-spanned="13" table:number-rows-spanned="1">
            <text:p>[onshow.mechanic]</text:p>
          </table:table-cell>
          <table:covered-table-cell table:number-columns-repeated="12" table:style-name="ce12"/>
          <table:table-cell table:style-name="ce6" table:number-columns-repeated="953"/>
        </table:table-row>
        <table:table-row table:style-name="ro4">
          <table:table-cell table:style-name="ce5" table:number-columns-repeated="50"/>
          <table:table-cell table:style-name="ce11" office:value-type="string" table:number-columns-spanned="7" table:number-rows-spanned="1">
            <text:p>подпись</text:p>
          </table:table-cell>
          <table:covered-table-cell table:number-columns-repeated="6" table:style-name="ce11"/>
          <table:table-cell table:style-name="ce19"/>
          <table:table-cell table:style-name="ce11" office:value-type="string" table:number-columns-spanned="13" table:number-rows-spanned="1">
            <text:p>расшифровка подписи</text:p>
          </table:table-cell>
          <table:covered-table-cell table:number-columns-repeated="12" table:style-name="ce11"/>
          <table:table-cell table:style-name="ce5" table:number-columns-repeated="953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2" table:style-name="ta2" table:print="false">
        <table:table-column table:style-name="co1" table:number-columns-repeated="26" table:default-cell-style-name="ce3"/>
        <table:table-column table:style-name="co9" table:default-cell-style-name="ce3"/>
        <table:table-column table:style-name="co1" table:default-cell-style-name="ce3"/>
        <table:table-column table:style-name="co10" table:default-cell-style-name="ce3"/>
        <table:table-column table:style-name="co1" table:number-columns-repeated="9" table:default-cell-style-name="ce3"/>
        <table:table-column table:style-name="co11" table:default-cell-style-name="ce3"/>
        <table:table-column table:style-name="co1" table:number-columns-repeated="30" table:default-cell-style-name="ce3"/>
        <table:table-column table:style-name="co12" table:default-cell-style-name="ce3"/>
        <table:table-column table:style-name="co1" table:number-columns-repeated="186" table:default-cell-style-name="ce3"/>
        <table:table-column table:style-name="co8" table:number-columns-repeated="768" table:default-cell-style-name="Default"/>
        <table:table-row table:style-name="ro5">
          <table:table-cell table:style-name="ce6" table:number-columns-repeated="70"/>
          <table:table-cell table:style-name="ce18" office:value-type="string">
            <text:p>Оборотная сторона формы № 3</text:p>
          </table:table-cell>
          <table:table-cell table:style-name="ce6" table:number-columns-repeated="953"/>
        </table:table-row>
        <table:table-row table:style-name="ro5">
          <table:table-cell table:style-name="ce53" office:value-type="string" table:number-columns-spanned="6" table:number-rows-spanned="1">
            <text:p>Номер</text:p>
          </table:table-cell>
          <table:covered-table-cell table:number-columns-repeated="5" table:style-name="ce53"/>
          <table:table-cell table:style-name="ce53" office:value-type="string" table:number-columns-spanned="11" table:number-rows-spanned="1">
            <text:p>Код</text:p>
          </table:table-cell>
          <table:covered-table-cell table:number-columns-repeated="10" table:style-name="ce53"/>
          <table:table-cell table:style-name="ce63" office:value-type="string" table:number-columns-spanned="22" table:number-rows-spanned="1">
            <text:p>Место</text:p>
          </table:table-cell>
          <table:covered-table-cell table:number-columns-repeated="21" table:style-name="ce63"/>
          <table:table-cell table:style-name="ce77" office:value-type="string" table:number-columns-spanned="16" table:number-rows-spanned="1">
            <text:p>Время</text:p>
          </table:table-cell>
          <table:covered-table-cell table:number-columns-repeated="15" table:style-name="ce77"/>
          <table:table-cell table:style-name="ce53" office:value-type="string" table:number-columns-spanned="8" table:number-rows-spanned="1">
            <text:p>Прой-</text:p>
          </table:table-cell>
          <table:covered-table-cell table:number-columns-repeated="7" table:style-name="ce53"/>
          <table:table-cell table:style-name="ce53" office:value-type="string" table:number-columns-spanned="8" table:number-rows-spanned="1">
            <text:p>Подпись</text:p>
          </table:table-cell>
          <table:covered-table-cell table:number-columns-repeated="7" table:style-name="ce53"/>
          <table:table-cell table:style-name="ce23" table:number-columns-repeated="953"/>
        </table:table-row>
        <table:table-row table:style-name="ro5">
          <table:table-cell table:style-name="ce54" office:value-type="string" table:number-columns-spanned="6" table:number-rows-spanned="1">
            <text:p>по</text:p>
          </table:table-cell>
          <table:covered-table-cell table:number-columns-repeated="5" table:style-name="ce54"/>
          <table:table-cell table:style-name="ce54" office:value-type="string" table:number-columns-spanned="11" table:number-rows-spanned="1">
            <text:p>заказчика</text:p>
          </table:table-cell>
          <table:covered-table-cell table:number-columns-repeated="10" table:style-name="ce54"/>
          <table:table-cell table:style-name="ce64" office:value-type="string" table:number-columns-spanned="11" table:number-rows-spanned="1">
            <text:p>отправления</text:p>
          </table:table-cell>
          <table:covered-table-cell table:number-columns-repeated="10" table:style-name="ce64"/>
          <table:table-cell table:style-name="ce70" office:value-type="string" table:number-columns-spanned="11" table:number-rows-spanned="1">
            <text:p>назначения</text:p>
          </table:table-cell>
          <table:covered-table-cell table:number-columns-repeated="10" table:style-name="ce70"/>
          <table:table-cell table:style-name="ce78" office:value-type="string" table:number-columns-spanned="8" table:number-rows-spanned="1">
            <text:p>выезда</text:p>
          </table:table-cell>
          <table:covered-table-cell table:number-columns-repeated="7" table:style-name="ce78"/>
          <table:table-cell table:style-name="ce91" office:value-type="string" table:number-columns-spanned="8" table:number-rows-spanned="1">
            <text:p>возвра-</text:p>
          </table:table-cell>
          <table:covered-table-cell table:number-columns-repeated="7" table:style-name="ce91"/>
          <table:table-cell table:style-name="ce54" office:value-type="string" table:number-columns-spanned="8" table:number-rows-spanned="1">
            <text:p>дено,</text:p>
          </table:table-cell>
          <table:covered-table-cell table:number-columns-repeated="7" table:style-name="ce54"/>
          <table:table-cell table:style-name="ce54" office:value-type="string" table:number-columns-spanned="8" table:number-rows-spanned="1">
            <text:p>лица,</text:p>
          </table:table-cell>
          <table:covered-table-cell table:number-columns-repeated="7" table:style-name="ce54"/>
          <table:table-cell table:style-name="ce23" table:number-columns-repeated="953"/>
        </table:table-row>
        <table:table-row table:style-name="ro5">
          <table:table-cell table:style-name="ce54" office:value-type="string" table:number-columns-spanned="6" table:number-rows-spanned="1">
            <text:p>поряд-</text:p>
          </table:table-cell>
          <table:covered-table-cell table:number-columns-repeated="5" table:style-name="ce54"/>
          <table:table-cell table:style-name="ce54" table:number-columns-spanned="11" table:number-rows-spanned="1"/>
          <table:covered-table-cell table:number-columns-repeated="10" table:style-name="ce54"/>
          <table:table-cell table:style-name="ce65" table:number-columns-spanned="11" table:number-rows-spanned="1"/>
          <table:covered-table-cell table:number-columns-repeated="10" table:style-name="ce65"/>
          <table:table-cell table:style-name="ce71" table:number-columns-spanned="11" table:number-rows-spanned="1"/>
          <table:covered-table-cell table:number-columns-repeated="10" table:style-name="ce71"/>
          <table:table-cell table:style-name="ce79" table:number-columns-spanned="8" table:number-rows-spanned="1"/>
          <table:covered-table-cell table:number-columns-repeated="7" table:style-name="ce79"/>
          <table:table-cell table:style-name="ce92" office:value-type="string" table:number-columns-spanned="8" table:number-rows-spanned="1">
            <text:p>щения</text:p>
          </table:table-cell>
          <table:covered-table-cell table:number-columns-repeated="7" table:style-name="ce92"/>
          <table:table-cell table:style-name="ce54" office:value-type="string" table:number-columns-spanned="8" table:number-rows-spanned="1">
            <text:p>км</text:p>
          </table:table-cell>
          <table:covered-table-cell table:number-columns-repeated="7" table:style-name="ce54"/>
          <table:table-cell table:style-name="ce54" office:value-type="string" table:number-columns-spanned="8" table:number-rows-spanned="1">
            <text:p>пользо-</text:p>
          </table:table-cell>
          <table:covered-table-cell table:number-columns-repeated="7" table:style-name="ce54"/>
          <table:table-cell table:style-name="ce23" table:number-columns-repeated="953"/>
        </table:table-row>
        <table:table-row table:style-name="ro5">
          <table:table-cell table:style-name="ce54" office:value-type="string" table:number-columns-spanned="6" table:number-rows-spanned="1">
            <text:p>ку</text:p>
          </table:table-cell>
          <table:covered-table-cell table:number-columns-repeated="5" table:style-name="ce54"/>
          <table:table-cell table:style-name="ce54" table:number-columns-spanned="11" table:number-rows-spanned="1"/>
          <table:covered-table-cell table:number-columns-repeated="10" table:style-name="ce54"/>
          <table:table-cell table:style-name="ce65" table:number-columns-spanned="11" table:number-rows-spanned="1"/>
          <table:covered-table-cell table:number-columns-repeated="10" table:style-name="ce65"/>
          <table:table-cell table:style-name="ce71" table:number-columns-spanned="11" table:number-rows-spanned="1"/>
          <table:covered-table-cell table:number-columns-repeated="10" table:style-name="ce71"/>
          <table:table-cell table:style-name="ce78" office:value-type="string" table:number-columns-spanned="4" table:number-rows-spanned="1">
            <text:p>ч</text:p>
          </table:table-cell>
          <table:covered-table-cell table:number-columns-repeated="3" table:style-name="ce78"/>
          <table:table-cell table:style-name="ce85" office:value-type="string" table:number-columns-spanned="4" table:number-rows-spanned="1">
            <text:p>мин.</text:p>
          </table:table-cell>
          <table:covered-table-cell table:number-columns-repeated="3" table:style-name="ce85"/>
          <table:table-cell table:style-name="ce85" office:value-type="string" table:number-columns-spanned="4" table:number-rows-spanned="1">
            <text:p>ч</text:p>
          </table:table-cell>
          <table:covered-table-cell table:number-columns-repeated="3" table:style-name="ce85"/>
          <table:table-cell table:style-name="ce91" office:value-type="string" table:number-columns-spanned="4" table:number-rows-spanned="1">
            <text:p>мин.</text:p>
          </table:table-cell>
          <table:covered-table-cell table:number-columns-repeated="3" table:style-name="ce91"/>
          <table:table-cell table:style-name="ce54" table:number-columns-spanned="8" table:number-rows-spanned="1"/>
          <table:covered-table-cell table:number-columns-repeated="7" table:style-name="ce54"/>
          <table:table-cell table:style-name="ce54" office:value-type="string" table:number-columns-spanned="8" table:number-rows-spanned="1">
            <text:p>вавше-</text:p>
          </table:table-cell>
          <table:covered-table-cell table:number-columns-repeated="7" table:style-name="ce54"/>
          <table:table-cell table:style-name="ce23" table:number-columns-repeated="953"/>
        </table:table-row>
        <table:table-row table:style-name="ro5">
          <table:table-cell table:style-name="ce54" table:number-columns-spanned="6" table:number-rows-spanned="1"/>
          <table:covered-table-cell table:number-columns-repeated="5" table:style-name="ce54"/>
          <table:table-cell table:style-name="ce54" table:number-columns-spanned="11" table:number-rows-spanned="1"/>
          <table:covered-table-cell table:number-columns-repeated="10" table:style-name="ce54"/>
          <table:table-cell table:style-name="ce65" table:number-columns-spanned="11" table:number-rows-spanned="1"/>
          <table:covered-table-cell table:number-columns-repeated="10" table:style-name="ce65"/>
          <table:table-cell table:style-name="ce71" table:number-columns-spanned="11" table:number-rows-spanned="1"/>
          <table:covered-table-cell table:number-columns-repeated="10" table:style-name="ce71"/>
          <table:table-cell table:style-name="ce80" table:number-columns-spanned="4" table:number-rows-spanned="1"/>
          <table:covered-table-cell table:number-columns-repeated="3" table:style-name="ce80"/>
          <table:table-cell table:style-name="ce86" table:number-columns-spanned="4" table:number-rows-spanned="1"/>
          <table:covered-table-cell table:number-columns-repeated="3" table:style-name="ce86"/>
          <table:table-cell table:style-name="ce86" table:number-columns-spanned="4" table:number-rows-spanned="1"/>
          <table:covered-table-cell table:number-columns-repeated="3" table:style-name="ce86"/>
          <table:table-cell table:style-name="ce93" table:number-columns-spanned="4" table:number-rows-spanned="1"/>
          <table:covered-table-cell table:number-columns-repeated="3" table:style-name="ce93"/>
          <table:table-cell table:style-name="ce54" table:number-columns-spanned="8" table:number-rows-spanned="1"/>
          <table:covered-table-cell table:number-columns-repeated="7" table:style-name="ce54"/>
          <table:table-cell table:style-name="ce54" office:value-type="string" table:number-columns-spanned="8" table:number-rows-spanned="1">
            <text:p>гося</text:p>
          </table:table-cell>
          <table:covered-table-cell table:number-columns-repeated="7" table:style-name="ce54"/>
          <table:table-cell table:style-name="ce23" table:number-columns-repeated="953"/>
        </table:table-row>
        <table:table-row table:style-name="ro5">
          <table:table-cell table:style-name="ce54" table:number-columns-spanned="6" table:number-rows-spanned="1"/>
          <table:covered-table-cell table:number-columns-repeated="5" table:style-name="ce54"/>
          <table:table-cell table:style-name="ce54" table:number-columns-spanned="11" table:number-rows-spanned="1"/>
          <table:covered-table-cell table:number-columns-repeated="10" table:style-name="ce54"/>
          <table:table-cell table:style-name="ce65" table:number-columns-spanned="11" table:number-rows-spanned="1"/>
          <table:covered-table-cell table:number-columns-repeated="10" table:style-name="ce65"/>
          <table:table-cell table:style-name="ce71" table:number-columns-spanned="11" table:number-rows-spanned="1"/>
          <table:covered-table-cell table:number-columns-repeated="10" table:style-name="ce71"/>
          <table:table-cell table:style-name="ce80" table:number-columns-spanned="4" table:number-rows-spanned="1"/>
          <table:covered-table-cell table:number-columns-repeated="3" table:style-name="ce80"/>
          <table:table-cell table:style-name="ce86" table:number-columns-spanned="4" table:number-rows-spanned="1"/>
          <table:covered-table-cell table:number-columns-repeated="3" table:style-name="ce86"/>
          <table:table-cell table:style-name="ce86" table:number-columns-spanned="4" table:number-rows-spanned="1"/>
          <table:covered-table-cell table:number-columns-repeated="3" table:style-name="ce86"/>
          <table:table-cell table:style-name="ce93" table:number-columns-spanned="4" table:number-rows-spanned="1"/>
          <table:covered-table-cell table:number-columns-repeated="3" table:style-name="ce93"/>
          <table:table-cell table:style-name="ce54" table:number-columns-spanned="8" table:number-rows-spanned="1"/>
          <table:covered-table-cell table:number-columns-repeated="7" table:style-name="ce54"/>
          <table:table-cell table:style-name="ce54" office:value-type="string" table:number-columns-spanned="8" table:number-rows-spanned="1">
            <text:p>автомо-</text:p>
          </table:table-cell>
          <table:covered-table-cell table:number-columns-repeated="7" table:style-name="ce54"/>
          <table:table-cell table:style-name="ce23" table:number-columns-repeated="953"/>
        </table:table-row>
        <table:table-row table:style-name="ro5"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11" table:number-rows-spanned="1"/>
          <table:covered-table-cell table:number-columns-repeated="10" table:style-name="ce55"/>
          <table:table-cell table:style-name="ce66" table:number-columns-spanned="11" table:number-rows-spanned="1"/>
          <table:covered-table-cell table:number-columns-repeated="10" table:style-name="ce66"/>
          <table:table-cell table:style-name="ce72" table:number-columns-spanned="11" table:number-rows-spanned="1"/>
          <table:covered-table-cell table:number-columns-repeated="10" table:style-name="ce72"/>
          <table:table-cell table:style-name="ce81" table:number-columns-spanned="4" table:number-rows-spanned="1"/>
          <table:covered-table-cell table:number-columns-repeated="3" table:style-name="ce81"/>
          <table:table-cell table:style-name="ce87" table:number-columns-spanned="4" table:number-rows-spanned="1"/>
          <table:covered-table-cell table:number-columns-repeated="3" table:style-name="ce87"/>
          <table:table-cell table:style-name="ce87" table:number-columns-spanned="4" table:number-rows-spanned="1"/>
          <table:covered-table-cell table:number-columns-repeated="3" table:style-name="ce87"/>
          <table:table-cell table:style-name="ce94" table:number-columns-spanned="4" table:number-rows-spanned="1"/>
          <table:covered-table-cell table:number-columns-repeated="3" table:style-name="ce94"/>
          <table:table-cell table:style-name="ce55" table:number-columns-spanned="8" table:number-rows-spanned="1"/>
          <table:covered-table-cell table:number-columns-repeated="7" table:style-name="ce55"/>
          <table:table-cell table:style-name="ce55" office:value-type="string" table:number-columns-spanned="8" table:number-rows-spanned="1">
            <text:p>билем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12">
          <table:table-cell table:style-name="ce56" office:value-type="string" table:number-columns-spanned="6" table:number-rows-spanned="1">
            <text:p>[onshow.num1]</text:p>
          </table:table-cell>
          <table:covered-table-cell table:number-columns-repeated="5" table:style-name="ce56"/>
          <table:table-cell table:style-name="ce59" table:number-columns-spanned="11" table:number-rows-spanned="1">
            <draw:custom-shape table:end-cell-address="Лист2.AM11" table:end-x="0.614cm" table:end-y="0.048cm" draw:z-index="0" draw:name="Text 1" draw:style-name="gr1" draw:text-style-name="P6" svg:width="6.957cm" svg:height="1.003cm" svg:x="0.029cm" svg:y="0.099cm">
              <text:p text:style-name="P5"><text:span text:style-name="T1">[onshow.way1]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10" table:style-name="ce59"/>
          <table:table-cell table:style-name="ce67" table:number-columns-spanned="11" table:number-rows-spanned="1"/>
          <table:covered-table-cell table:number-columns-repeated="10" table:style-name="ce67"/>
          <table:table-cell table:style-name="ce73" table:number-columns-spanned="11" table:number-rows-spanned="1"/>
          <table:covered-table-cell table:number-columns-repeated="10" table:style-name="ce73"/>
          <table:table-cell table:style-name="ce82" office:value-type="string" table:number-columns-spanned="4" table:number-rows-spanned="1">
            <text:p>[onshow.hour1_out]</text:p>
          </table:table-cell>
          <table:covered-table-cell table:number-columns-repeated="3" table:style-name="ce82"/>
          <table:table-cell table:style-name="ce88" office:value-type="string" table:number-columns-spanned="4" table:number-rows-spanned="1">
            <text:p>[onshow.min1_out]</text:p>
          </table:table-cell>
          <table:covered-table-cell table:number-columns-repeated="3" table:style-name="ce88"/>
          <table:table-cell table:style-name="ce82" office:value-type="string" table:number-columns-spanned="4" table:number-rows-spanned="1">
            <text:p>[onshow.hour1_return]</text:p>
          </table:table-cell>
          <table:covered-table-cell table:number-columns-repeated="3" table:style-name="ce82"/>
          <table:table-cell table:style-name="ce88" office:value-type="string" table:number-columns-spanned="4" table:number-rows-spanned="1">
            <text:p>[onshow.min1_return]</text:p>
          </table:table-cell>
          <table:covered-table-cell table:number-columns-repeated="3" table:style-name="ce88"/>
          <table:table-cell table:style-name="ce77" office:value-type="string" table:number-columns-spanned="8" table:number-rows-spanned="1">
            <text:p>[onshow.distance1]</text:p>
          </table:table-cell>
          <table:covered-table-cell table:number-columns-repeated="7" table:style-name="ce77"/>
          <table:table-cell table:style-name="ce96" table:number-columns-spanned="8" table:number-rows-spanned="1"/>
          <table:covered-table-cell table:number-columns-repeated="7" table:style-name="ce96"/>
          <table:table-cell table:style-name="ce6" table:number-columns-repeated="953"/>
        </table:table-row>
        <table:table-row table:style-name="ro12">
          <table:table-cell table:style-name="ce57" table:number-columns-spanned="6" table:number-rows-spanned="1"/>
          <table:covered-table-cell table:number-columns-repeated="5" table:style-name="ce57"/>
          <table:table-cell table:style-name="ce60" table:number-columns-spanned="11" table:number-rows-spanned="1"/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57" table:number-columns-spanned="8" table:number-rows-spanned="1"/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office:value-type="string" table:number-columns-spanned="6" table:number-rows-spanned="1">
            <text:p>[onshow.num2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13" table:end-x="0.641cm" table:end-y="0.049cm" draw:z-index="1" draw:name="Text 3" draw:style-name="gr1" draw:text-style-name="P7" svg:width="6.984cm" svg:height="1.003cm" svg:x="0.029cm" svg:y="0.1cm">
              <text:p text:style-name="P5"><text:span text:style-name="T1">[onshow.way2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2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2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2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2_return]</text:p>
          </table:table-cell>
          <table:covered-table-cell table:number-columns-repeated="3" table:style-name="ce89"/>
          <table:table-cell table:style-name="ce57" office:value-type="string" table:number-columns-spanned="8" table:number-rows-spanned="1">
            <text:p>[onshow.distance2]</text:p>
          </table:table-cell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table:number-columns-spanned="6" table:number-rows-spanned="1"/>
          <table:covered-table-cell table:number-columns-repeated="5" table:style-name="ce57"/>
          <table:table-cell table:style-name="ce60" table:number-columns-spanned="11" table:number-rows-spanned="1"/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57" table:number-columns-spanned="8" table:number-rows-spanned="1"/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office:value-type="string" table:number-columns-spanned="6" table:number-rows-spanned="1">
            <text:p>[onshow.num3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15" table:end-x="0.669cm" table:end-y="0.048cm" draw:z-index="2" draw:name="Text 4" draw:style-name="gr1" draw:text-style-name="P7" svg:width="7.012cm" svg:height="1.003cm" svg:x="0.029cm" svg:y="0.1cm">
              <text:p text:style-name="P5"><text:span text:style-name="T1">[onshow.way3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3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3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3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3_return]</text:p>
          </table:table-cell>
          <table:covered-table-cell table:number-columns-repeated="3" table:style-name="ce89"/>
          <table:table-cell table:style-name="ce57" office:value-type="string" table:number-columns-spanned="8" table:number-rows-spanned="1">
            <text:p>[onshow.distance3]</text:p>
          </table:table-cell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table:number-columns-spanned="6" table:number-rows-spanned="1"/>
          <table:covered-table-cell table:number-columns-repeated="5" table:style-name="ce57"/>
          <table:table-cell table:style-name="ce60" table:number-columns-spanned="11" table:number-rows-spanned="1"/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57" table:number-columns-spanned="8" table:number-rows-spanned="1"/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office:value-type="string" table:number-columns-spanned="6" table:number-rows-spanned="1">
            <text:p>[onshow.num4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17" table:end-x="0.614cm" table:end-y="0.069cm" draw:z-index="3" draw:name="Text 5" draw:style-name="gr1" draw:text-style-name="P7" svg:width="6.957cm" svg:height="1.002cm" svg:x="0.029cm" svg:y="0.121cm">
              <text:p text:style-name="P5"><text:span text:style-name="T1">[onshow.way4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4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4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4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4_return]</text:p>
          </table:table-cell>
          <table:covered-table-cell table:number-columns-repeated="3" table:style-name="ce89"/>
          <table:table-cell table:style-name="ce57" office:value-type="string" table:number-columns-spanned="8" table:number-rows-spanned="1">
            <text:p>[onshow.distance4]</text:p>
          </table:table-cell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table:number-columns-spanned="6" table:number-rows-spanned="1"/>
          <table:covered-table-cell table:number-columns-repeated="5" table:style-name="ce57"/>
          <table:table-cell table:style-name="ce60" table:number-columns-spanned="11" table:number-rows-spanned="1"/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57" table:number-columns-spanned="8" table:number-rows-spanned="1"/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office:value-type="string" table:number-columns-spanned="6" table:number-rows-spanned="1">
            <text:p>[onshow.num5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19" table:end-x="0.614cm" table:end-y="0.069cm" draw:z-index="4" draw:name="Text 6" draw:style-name="gr1" draw:text-style-name="P7" svg:width="6.957cm" svg:height="1.003cm" svg:x="0.029cm" svg:y="0.121cm">
              <text:p text:style-name="P5"><text:span text:style-name="T1">[onshow.way5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5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5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5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5_return]</text:p>
          </table:table-cell>
          <table:covered-table-cell table:number-columns-repeated="3" table:style-name="ce89"/>
          <table:table-cell table:style-name="ce57" office:value-type="string" table:number-columns-spanned="8" table:number-rows-spanned="1">
            <text:p>[onshow.distance5]</text:p>
          </table:table-cell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table:number-columns-spanned="6" table:number-rows-spanned="1"/>
          <table:covered-table-cell table:number-columns-repeated="5" table:style-name="ce57"/>
          <table:table-cell table:style-name="ce60" table:number-columns-spanned="11" table:number-rows-spanned="1"/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57" table:number-columns-spanned="8" table:number-rows-spanned="1"/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office:value-type="string" table:number-columns-spanned="6" table:number-rows-spanned="1">
            <text:p>[onshow.num6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21" table:end-x="0.641cm" table:end-y="0.09cm" draw:z-index="5" draw:name="Text 7" draw:style-name="gr1" draw:text-style-name="P7" svg:width="6.984cm" svg:height="1.003cm" svg:x="0.029cm" svg:y="0.141cm">
              <text:p text:style-name="P5"><text:span text:style-name="T1">[onshow.way6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6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6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6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6_return]</text:p>
          </table:table-cell>
          <table:covered-table-cell table:number-columns-repeated="3" table:style-name="ce89"/>
          <table:table-cell table:style-name="ce57" office:value-type="string" table:number-columns-spanned="8" table:number-rows-spanned="1">
            <text:p>[onshow.distance6]</text:p>
          </table:table-cell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table:number-columns-spanned="6" table:number-rows-spanned="1"/>
          <table:covered-table-cell table:number-columns-repeated="5" table:style-name="ce57"/>
          <table:table-cell table:style-name="ce60" table:number-columns-spanned="11" table:number-rows-spanned="1"/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57" table:number-columns-spanned="8" table:number-rows-spanned="1"/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office:value-type="string" table:number-columns-spanned="6" table:number-rows-spanned="1">
            <text:p>[onshow.num7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23" table:end-x="0.641cm" table:end-y="0.091cm" draw:z-index="6" draw:name="Text 8" draw:style-name="gr1" draw:text-style-name="P7" svg:width="6.984cm" svg:height="1.003cm" svg:x="0.029cm" svg:y="0.142cm">
              <text:p text:style-name="P5"><text:span text:style-name="T1">[onshow.way7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7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7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7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7_return]</text:p>
          </table:table-cell>
          <table:covered-table-cell table:number-columns-repeated="3" table:style-name="ce89"/>
          <table:table-cell table:style-name="ce57" office:value-type="string" table:number-columns-spanned="8" table:number-rows-spanned="1">
            <text:p>[onshow.distance7]</text:p>
          </table:table-cell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table:number-columns-spanned="6" table:number-rows-spanned="1"/>
          <table:covered-table-cell table:number-columns-repeated="5" table:style-name="ce57"/>
          <table:table-cell table:style-name="ce60" table:number-columns-spanned="11" table:number-rows-spanned="1"/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57" table:number-columns-spanned="8" table:number-rows-spanned="1"/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office:value-type="string" table:number-columns-spanned="6" table:number-rows-spanned="1">
            <text:p>[onshow.num8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25" table:end-x="0.641cm" table:end-y="0.09cm" draw:z-index="7" draw:name="Text 9" draw:style-name="gr1" draw:text-style-name="P7" svg:width="6.984cm" svg:height="1.003cm" svg:x="0.029cm" svg:y="0.142cm">
              <text:p text:style-name="P5"><text:span text:style-name="T1">[onshow.way8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8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8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8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8_return]</text:p>
          </table:table-cell>
          <table:covered-table-cell table:number-columns-repeated="3" table:style-name="ce89"/>
          <table:table-cell table:style-name="ce57" office:value-type="string" table:number-columns-spanned="8" table:number-rows-spanned="1">
            <text:p>[onshow.distance8]</text:p>
          </table:table-cell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table:number-columns-spanned="6" table:number-rows-spanned="1"/>
          <table:covered-table-cell table:number-columns-repeated="5" table:style-name="ce57"/>
          <table:table-cell table:style-name="ce60" table:number-columns-spanned="11" table:number-rows-spanned="1"/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57" table:number-columns-spanned="8" table:number-rows-spanned="1"/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office:value-type="string" table:number-columns-spanned="6" table:number-rows-spanned="1">
            <text:p>[onshow.num9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27" table:end-x="0.641cm" table:end-y="0.088cm" draw:z-index="8" draw:name="Text 10" draw:style-name="gr1" draw:text-style-name="P7" svg:width="6.984cm" svg:height="1.001cm" svg:x="0.029cm" svg:y="0.141cm">
              <text:p text:style-name="P5"><text:span text:style-name="T1">[onshow.way9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9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9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9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9_return]</text:p>
          </table:table-cell>
          <table:covered-table-cell table:number-columns-repeated="3" table:style-name="ce89"/>
          <table:table-cell table:style-name="ce57" office:value-type="string" table:number-columns-spanned="8" table:number-rows-spanned="1">
            <text:p>[onshow.distance9]</text:p>
          </table:table-cell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90" table:number-columns-spanned="4" table:number-rows-spanned="1"/>
          <table:covered-table-cell table:number-columns-repeated="3" table:style-name="ce90"/>
          <table:table-cell table:style-name="ce95" table:number-columns-spanned="4" table:number-rows-spanned="1"/>
          <table:covered-table-cell table:number-columns-repeated="3" table:style-name="ce95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5">
          <table:table-cell table:style-name="ce6" table:number-columns-repeated="1024"/>
        </table:table-row>
        <table:table-row table:style-name="ro5">
          <table:table-cell table:style-name="ce15" office:value-type="string" table:number-columns-spanned="33" table:number-rows-spanned="1">
            <text:p>Результат работы автомобиля за смену:</text:p>
          </table:table-cell>
          <table:covered-table-cell table:number-columns-repeated="32" table:style-name="ce15"/>
          <table:table-cell table:style-name="ce15" table:number-columns-repeated="3"/>
          <table:table-cell table:style-name="ce15" office:value-type="string" table:number-columns-spanned="35" table:number-rows-spanned="1">
            <text:p>Расчет заработной платы:</text:p>
          </table:table-cell>
          <table:covered-table-cell table:number-columns-repeated="34" table:style-name="ce15"/>
          <table:table-cell table:style-name="ce6" table:number-columns-repeated="953"/>
        </table:table-row>
        <table:table-row table:style-name="ro5">
          <table:table-cell table:style-name="ce6" table:number-columns-repeated="1024"/>
        </table:table-row>
        <table:table-row table:style-name="ro8">
          <table:table-cell table:style-name="ce16"/>
          <table:table-cell table:style-name="ce31" office:value-type="string" table:number-columns-spanned="15" table:number-rows-spanned="2">
            <text:p>всего в наряде, ч</text:p>
          </table:table-cell>
          <table:covered-table-cell table:number-columns-repeated="14" table:style-name="ce31"/>
          <table:table-cell table:style-name="ce25" office:value-type="string" table:number-columns-spanned="16" table:number-rows-spanned="2">
            <text:p>[onshow.time_work]</text:p>
          </table:table-cell>
          <table:covered-table-cell table:number-columns-repeated="15" table:style-name="ce25"/>
          <table:table-cell table:style-name="ce16" table:number-columns-repeated="3"/>
          <table:table-cell table:style-name="ce76" office:value-type="string" table:number-columns-spanned="19" table:number-rows-spanned="2">
            <text:p>за километраж, руб. коп.</text:p>
          </table:table-cell>
          <table:covered-table-cell table:number-columns-repeated="18" table:style-name="ce76"/>
          <table:table-cell table:style-name="ce16"/>
          <table:table-cell table:style-name="ce25" table:number-columns-spanned="16" table:number-rows-spanned="2"/>
          <table:covered-table-cell table:number-columns-repeated="15" table:style-name="ce25"/>
          <table:table-cell table:style-name="ce16" table:number-columns-repeated="953"/>
        </table:table-row>
        <table:table-row table:style-name="ro8">
          <table:table-cell table:style-name="ce16"/>
          <table:covered-table-cell table:number-columns-repeated="15" table:style-name="ce31"/>
          <table:covered-table-cell table:number-columns-repeated="16" table:style-name="ce25"/>
          <table:table-cell table:style-name="ce16" table:number-columns-repeated="3"/>
          <table:covered-table-cell table:number-columns-repeated="19" table:style-name="ce76"/>
          <table:table-cell table:style-name="ce16"/>
          <table:covered-table-cell table:number-columns-repeated="16" table:style-name="ce25"/>
          <table:table-cell table:style-name="ce16" table:number-columns-repeated="953"/>
        </table:table-row>
        <table:table-row table:style-name="ro5">
          <table:table-cell table:style-name="ce6" table:number-columns-repeated="1024"/>
        </table:table-row>
        <table:table-row table:style-name="ro8">
          <table:table-cell table:style-name="ce6"/>
          <table:table-cell table:style-name="ce31" office:value-type="string" table:number-columns-spanned="15" table:number-rows-spanned="2">
            <text:p>пройдено, км</text:p>
          </table:table-cell>
          <table:covered-table-cell table:number-columns-repeated="14" table:style-name="ce31"/>
          <table:table-cell table:style-name="ce25" office:value-type="string" table:number-columns-spanned="16" table:number-rows-spanned="2">
            <text:p>[onshow.full_distance]</text:p>
          </table:table-cell>
          <table:covered-table-cell table:number-columns-repeated="15" table:style-name="ce25"/>
          <table:table-cell table:style-name="ce16" table:number-columns-repeated="3"/>
          <table:table-cell table:style-name="ce76" office:value-type="string" table:number-columns-spanned="19" table:number-rows-spanned="2">
            <text:p>за часы, руб. коп.</text:p>
          </table:table-cell>
          <table:covered-table-cell table:number-columns-repeated="18" table:style-name="ce76"/>
          <table:table-cell table:style-name="ce16"/>
          <table:table-cell table:style-name="ce25" table:number-columns-spanned="16" table:number-rows-spanned="2"/>
          <table:covered-table-cell table:number-columns-repeated="15" table:style-name="ce25"/>
          <table:table-cell table:style-name="ce6" table:number-columns-repeated="953"/>
        </table:table-row>
        <table:table-row table:style-name="ro8">
          <table:table-cell table:style-name="ce6"/>
          <table:covered-table-cell table:number-columns-repeated="15" table:style-name="ce31"/>
          <table:covered-table-cell table:number-columns-repeated="16" table:style-name="ce25"/>
          <table:table-cell table:style-name="ce16" table:number-columns-repeated="3"/>
          <table:covered-table-cell table:number-columns-repeated="19" table:style-name="ce76"/>
          <table:table-cell table:style-name="ce16"/>
          <table:covered-table-cell table:number-columns-repeated="16" table:style-name="ce25"/>
          <table:table-cell table:style-name="ce6" table:number-columns-repeated="953"/>
        </table:table-row>
        <table:table-row table:style-name="ro13">
          <table:table-cell table:style-name="ce6" table:number-columns-repeated="35"/>
          <table:table-cell table:style-name="ce10" table:number-columns-repeated="36"/>
          <table:table-cell table:style-name="ce6" table:number-columns-repeated="953"/>
        </table:table-row>
        <table:table-row table:style-name="ro13">
          <table:table-cell table:style-name="ce6" table:number-columns-repeated="1024"/>
        </table:table-row>
        <table:table-row table:style-name="ro8">
          <table:table-cell table:style-name="ce6" table:number-columns-repeated="35"/>
          <table:table-cell table:style-name="ce76" office:value-type="string" table:number-columns-spanned="19" table:number-rows-spanned="2">
            <text:p>Итого, руб. коп.</text:p>
          </table:table-cell>
          <table:covered-table-cell table:number-columns-repeated="18" table:style-name="ce76"/>
          <table:table-cell table:style-name="ce16"/>
          <table:table-cell table:style-name="ce25" table:number-columns-spanned="16" table:number-rows-spanned="2"/>
          <table:covered-table-cell table:number-columns-repeated="15" table:style-name="ce25"/>
          <table:table-cell table:style-name="ce6" table:number-columns-repeated="953"/>
        </table:table-row>
        <table:table-row table:style-name="ro8">
          <table:table-cell table:style-name="ce6" table:number-columns-repeated="35"/>
          <table:covered-table-cell table:number-columns-repeated="19" table:style-name="ce76"/>
          <table:table-cell table:style-name="ce16"/>
          <table:covered-table-cell table:number-columns-repeated="16" table:style-name="ce25"/>
          <table:table-cell table:style-name="ce6" table:number-columns-repeated="953"/>
        </table:table-row>
        <table:table-row table:style-name="ro5" table:number-rows-repeated="2">
          <table:table-cell table:style-name="ce6" table:number-columns-repeated="1024"/>
        </table:table-row>
        <table:table-row table:style-name="ro7">
          <table:table-cell table:style-name="ce9" office:value-type="string">
            <text:p>Расчет произвел</text:p>
          </table:table-cell>
          <table:table-cell table:style-name="ce9" table:number-columns-repeated="14"/>
          <table:table-cell table:style-name="ce62" table:number-columns-spanned="14" table:number-rows-spanned="1"/>
          <table:covered-table-cell table:number-columns-repeated="13" table:style-name="ce62"/>
          <table:table-cell table:style-name="ce9" table:number-columns-repeated="2"/>
          <table:table-cell table:style-name="ce62" table:number-columns-spanned="14" table:number-rows-spanned="1"/>
          <table:covered-table-cell table:number-columns-repeated="13" table:style-name="ce62"/>
          <table:table-cell table:style-name="ce9" table:number-columns-repeated="2"/>
          <table:table-cell table:style-name="ce62" table:number-columns-spanned="20" table:number-rows-spanned="1"/>
          <table:covered-table-cell table:number-columns-repeated="19" table:style-name="ce62"/>
          <table:table-cell table:style-name="ce9" table:number-columns-repeated="957"/>
        </table:table-row>
        <table:table-row table:style-name="ro4">
          <table:table-cell table:style-name="ce5" table:number-columns-repeated="15"/>
          <table:table-cell table:style-name="ce17" office:value-type="string" table:number-columns-spanned="14" table:number-rows-spanned="1">
            <text:p>должность</text:p>
          </table:table-cell>
          <table:covered-table-cell table:number-columns-repeated="13" table:style-name="ce17"/>
          <table:table-cell table:style-name="ce5" table:number-columns-repeated="2"/>
          <table:table-cell table:style-name="ce17" office:value-type="string" table:number-columns-spanned="14" table:number-rows-spanned="1">
            <text:p>подпись</text:p>
          </table:table-cell>
          <table:covered-table-cell table:number-columns-repeated="13" table:style-name="ce17"/>
          <table:table-cell table:style-name="ce5" table:number-columns-repeated="2"/>
          <table:table-cell table:style-name="ce17" office:value-type="string" table:number-columns-spanned="20" table:number-rows-spanned="1">
            <text:p>расшифровка подписи</text:p>
          </table:table-cell>
          <table:covered-table-cell table:number-columns-repeated="19" table:style-name="ce17"/>
          <table:table-cell table:style-name="ce5" table:number-columns-repeated="957"/>
        </table:table-row>
        <table:table-row table:style-name="ro5" table:number-rows-repeated="7">
          <table:table-cell table:style-name="ce6" table:number-columns-repeated="1024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cm" fo:margin-bottom="0cm" fo:margin-left="0.499cm" fo:margin-right="0cm" style:first-page-number="continue" style:scale-to="100%" style:writing-mode="lr-tb"/>
      <style:header-style>
        <style:header-footer-properties svg:height="0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7cm" fo:margin-bottom="0.4cm" fo:margin-left="0.499cm" fo:margin-right="0cm" style:first-page-number="continue" style:scale-to="100%" style:writing-mode="lr-tb"/>
      <style:header-style>
        <style:header-footer-properties fo:min-height="0.751cm" fo:margin-left="1.9cm" fo:margin-right="1.9cm" fo:margin-bottom="0.088cm"/>
      </style:header-style>
      <style:footer-style>
        <style:header-footer-properties fo:min-height="0.751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1" fo:font-size="6pt" fo:font-style="normal" fo:text-shadow="none" style:text-underline-style="none" fo:font-weight="normal" style:font-size-asian="6pt" style:font-style-asian="normal" style:font-weight-asian="normal" style:font-name-complex="Tahoma1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11.12.2013</text:date>, <text:time>14:29:5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  <style:master-page style:name="PageStyle_5f_Лист2" style:display-name="PageStyle_Лист2" style:page-layout-name="Mpm4">
      <style:header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1T14:29:57.63</dc:date>
    <meta:print-date>2013-10-08T10:07:26</meta:print-date>
    <meta:generator>OpenOffice.org/3.4.1$Win32 OpenOffice.org_project/341m1$Build-9593</meta:generator>
    <meta:editing-duration>PT21M21S</meta:editing-duration>
    <meta:editing-cycles>10</meta:editing-cycles>
    <meta:document-statistic meta:table-count="2" meta:cell-count="203" meta:object-count="11"/>
  </office:meta>
</office:document-meta>
</file>